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officeooo:rsid="00063377" officeooo:paragraph-rsid="00063377"/>
    </style:style>
    <style:style style:name="P3" style:family="paragraph" style:parent-style-name="Standard">
      <style:paragraph-properties fo:margin-left="0cm" fo:margin-right="-0.39cm" fo:margin-top="0cm" fo:margin-bottom="0.212cm" loext:contextual-spacing="true" fo:line-height="110%" fo:text-align="justify" style:justify-single-word="false" fo:orphans="0" fo:widows="0" fo:text-indent="0cm" style:auto-text-indent="false"/>
    </style:style>
    <style:style style:name="P4" style:family="paragraph" style:parent-style-name="Standard" style:list-style-name="WWNum1">
      <style:paragraph-properties fo:margin-left="1.27cm" fo:margin-right="0cm" fo:margin-top="0cm" fo:margin-bottom="0.212cm" loext:contextual-spacing="true" fo:orphans="0" fo:widows="0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orphans="0" fo:widows="0" fo:text-indent="-0.635cm" style:auto-text-indent="false"/>
    </style:style>
    <style:style style:name="P6" style:family="paragraph" style:parent-style-name="Standard">
      <style:paragraph-properties fo:margin-top="0cm" fo:margin-bottom="0.212cm" loext:contextual-spacing="false" fo:orphans="0" fo:widows="0"/>
    </style:style>
    <style:style style:name="P7" style:family="paragraph" style:parent-style-name="Standard">
      <style:paragraph-properties fo:margin-left="1.27cm" fo:margin-right="0cm" fo:margin-top="0cm" fo:margin-bottom="0.212cm" loext:contextual-spacing="false" fo:orphans="0" fo:widows="0" fo:text-indent="0cm" style:auto-text-indent="false"/>
    </style:style>
    <style:style style:name="P8" style:family="paragraph" style:parent-style-name="Standard">
      <style:paragraph-properties fo:margin-left="0cm" fo:margin-right="-1.199cm" fo:line-height="105%" fo:orphans="0" fo:widows="0" fo:text-indent="0cm" style:auto-text-indent="false"/>
    </style:style>
    <style:style style:name="P9" style:family="paragraph" style:parent-style-name="Standard">
      <style:paragraph-properties fo:margin-left="0cm" fo:margin-right="-0.917cm" fo:line-height="108%" fo:text-align="justify" style:justify-single-word="false" fo:orphans="0" fo:widows="0" fo:text-indent="0cm" style:auto-text-indent="false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Heading_20_1">
      <style:text-properties officeooo:rsid="00063377" officeooo:paragraph-rsid="00063377"/>
    </style:style>
    <style:style style:name="P13" style:family="paragraph" style:parent-style-name="Title" style:master-page-name="Standard">
      <style:paragraph-properties fo:margin-top="0cm" fo:margin-bottom="0.212cm" loext:contextual-spacing="false" style:page-number="1"/>
      <style:text-properties officeooo:rsid="00063377" officeooo:paragraph-rsid="00063377"/>
    </style:style>
    <style:style style:name="P14" style:family="paragraph" style:parent-style-name="Subtitle">
      <style:paragraph-properties fo:margin-top="0cm" fo:margin-bottom="0.212cm" loext:contextual-spacing="false"/>
    </style:style>
    <style:style style:name="T1" style:family="text">
      <style:text-properties style:font-name="Cambria" style:font-name-asian="Cambria1" style:font-name-complex="Cambria1"/>
    </style:style>
    <style:style style:name="T2" style:family="text">
      <style:text-properties style:font-name="Cambria" officeooo:rsid="00063377" style:font-name-asian="Cambria1" style:font-name-complex="Cambria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4f81bd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6" style:family="text">
      <style:text-properties fo:color="#4f81bd" fo:font-size="13pt" fo:font-weight="bold" style:font-size-asian="13pt" style:font-weight-asian="bold" style:font-size-complex="13pt"/>
    </style:style>
    <style:style style:name="T7" style:family="text">
      <style:text-properties officeooo:rsid="000633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itle</text:span></text:p>
      <text:p text:style-name="P14"><text:span text:style-name="T1">&gt; </text:span><text:span text:style-name="T2">Subtitle</text:span></text:p>
      <text:p text:style-name="Standard"><text:a xlink:type="simple" xlink:href="mailto:damxam@gmail.com" text:style-name="Internet_20_link" text:visited-style-name="Visited_20_Internet_20_Link"><text:span text:style-name="Internet_20_link"><text:span text:style-name="T4">damxam@gmail.com</text:span></text:span></text:a><text:span text:style-name="T3">.</text:span> </text:p>
      <text:h text:style-name="P12" text:outline-level="1"><text:span text:style-name="T1">Header1</text:span></text:h>
      <text:h text:style-name="Heading_20_2" text:outline-level="2"><text:bookmark text:name="h.i3r97cgcjvly"/>&gt; <text:span text:style-name="T7">Header2</text:span><text:span text:style-name="T1"><text:line-break/></text:span><text:span text:style-name="T2">More Header2</text:span></text:h>
      <text:p text:style-name="P2">Text</text:p>
      <text:list xml:id="list3503137680704637317" text:style-name="L1">
        <text:list-item>
          <text:p text:style-name="P11">A</text:p>
        </text:list-item>
        <text:list-item>
          <text:p text:style-name="P11">B</text:p>
        </text:list-item>
        <text:list-item>
          <text:p text:style-name="P11">C</text:p>
        </text:list-item>
      </text:list>
      <text:p text:style-name="P10"/>
      <text:h text:style-name="Heading_20_2" text:outline-level="2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Cambria" fo:font-size="12pt" fo:language="en" fo:country="AU" style:letter-kerning="true" style:font-name-asian="Cambria1" style:font-size-asian="12pt" style:language-asian="en" style:country-asian="AU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Cambria" fo:font-size="12pt" fo:language="en" fo:country="AU" style:letter-kerning="true" style:font-name-asian="Cambria1" style:font-size-asian="12pt" style:language-asian="en" style:country-asian="AU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loext:contextual-spacing="false" fo:keep-together="always" fo:keep-with-next="always"/>
      <style:text-properties fo:color="#335b8a"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423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tru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tru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keep-together="always" fo:keep-with-next="always"/>
      <style:text-properties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keep-together="always" fo:keep-with-next="always"/>
      <style:text-properties fo:color="#4f81bd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2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2" style:display-name="ListLabel 22" style:family="text">
      <style:text-properties style:font-name-complex="Arial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complex="Arial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Arial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complex="Arial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complex="Arial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Arial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4" text:style-name="ListLabel_20_2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family-generic="swiss"/>
      </text:list-level-style-bullet>
      <text:list-level-style-bullet text:level="7" text:style-name="ListLabel_20_2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family-generic="swiss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family-generic="swiss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54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w</meta:initial-creator>
    <meta:editing-cycles>3</meta:editing-cycles>
    <meta:creation-date>2017-11-12T10:22:00</meta:creation-date>
    <dc:date>2017-12-22T01:15:45.615338476</dc:date>
    <dc:language>en-AU</dc:language>
    <meta:editing-duration>PT16M31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16" meta:character-count="72" meta:non-whitespace-character-count="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